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ed005" officeooo:paragraph-rsid="001ed005" style:font-weight-asian="bold" style:font-weight-complex="bold"/>
    </style:style>
    <style:style style:name="P2" style:family="paragraph" style:parent-style-name="Standard">
      <style:text-properties officeooo:rsid="001ed005" officeooo:paragraph-rsid="001ed005"/>
    </style:style>
    <style:style style:name="P3" style:family="paragraph" style:parent-style-name="Standard">
      <style:text-properties style:font-name="Calibri"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fo:font-weight="bold" officeooo:rsid="001ed005" officeooo:paragraph-rsid="0020c844" style:font-weight-asian="bold" style:font-weight-complex="bold"/>
    </style:style>
    <style:style style:name="P6" style:family="paragraph" style:parent-style-name="Standard">
      <style:text-properties style:font-name="Calibri" officeooo:rsid="001ed005" officeooo:paragraph-rsid="001ed005"/>
    </style:style>
    <style:style style:name="P7" style:family="paragraph" style:parent-style-name="Standard">
      <style:text-properties style:font-name="Calibri" fo:language="zxx" fo:country="none" fo:font-weight="bold" officeooo:rsid="0020c844" officeooo:paragraph-rsid="0020c844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Calibri" fo:language="zxx" fo:country="none" officeooo:rsid="0020c844" officeooo:paragraph-rsid="0020c844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officeooo:rsid="001ed0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. ----------------------------------------------------------------------------</text:p>
      <text:p text:style-name="P2"/>
      <text:p text:style-name="P3">&lt;!DOCTYPE html&gt;</text:p>
      <text:p text:style-name="P3">&lt;html&gt;</text:p>
      <text:p text:style-name="P3">&lt;head&gt;</text:p>
      <text:p text:style-name="P3"><text:s text:c="2"/>&lt;title&gt;Ejercicio 1&lt;/title&gt;</text:p>
      <text:p text:style-name="P3">&lt;/head&gt;</text:p>
      <text:p text:style-name="P3">&lt;body&gt;</text:p>
      <text:p text:style-name="P3"><text:s text:c="2"/>&lt;script&gt;</text:p>
      <text:p text:style-name="P3"><text:s text:c="4"/>// Pedimos el nombre al usuario</text:p>
      <text:p text:style-name="P3"><text:s text:c="4"/>var nombreUsuario = window.prompt("¿Cuál es tu nombre?");</text:p>
      <text:p text:style-name="P3"><text:s text:c="4"/></text:p>
      <text:p text:style-name="P3"><text:s text:c="4"/>// Mostramos el saludo en una ventana emergente</text:p>
      <text:p text:style-name="P3"><text:s text:c="4"/>window.alert("Hola " + nombreUsuario);</text:p>
      <text:p text:style-name="P3"><text:s text:c="2"/>&lt;/script&gt;</text:p>
      <text:p text:style-name="P3">&lt;/body&gt;</text:p>
      <text:p text:style-name="P3">&lt;/html&gt;</text:p>
      <text:p text:style-name="P4"/>
      <text:p text:style-name="P5">Ejercicio 2. ----------------------------------------------------------------------------</text:p>
      <text:p text:style-name="P6"/>
      <text:p text:style-name="P6"><text:span text:style-name="T1">&lt;!DOCTYPE html&gt;<text:line-break/>&lt;html&gt;<text:line-break/>&lt;head&gt;<text:line-break/> <text:s/>&lt;title&gt;Contar letras 'a'&lt;/title&gt;<text:line-break/>&lt;/head&gt;<text:line-break/>&lt;body&gt;<text:line-break/><text:line-break/>&lt;script&gt;<text:line-break/> <text:s/>// Pedimos al usuario que introduzca una cadena de texto<text:line-break/> <text:s/>var texto = window.prompt("Introduce una cadena de texto:");<text:line-break/><text:line-break/> <text:s/>// Contamos cuántas letras 'a' contiene<text:line-break/> <text:s/>var contador = 0;<text:line-break/> <text:s/>for (var i = 0; i &lt; texto.length; i++) {<text:line-break/> <text:s text:c="3"/>if (texto.charAt(i) === 'a') {<text:line-break/> <text:s text:c="5"/>contador++;<text:line-break/> <text:s text:c="3"/>}<text:line-break/> <text:s/>}<text:line-break/><text:line-break/> <text:s/>// Mostramos el resultado en una ventana emergente<text:line-break/> <text:s/>window.alert("La cadena contiene " + contador + " letras 'a'.");<text:line-break/>&lt;/script&gt;<text:line-break/><text:line-break/>&lt;/body&gt;<text:line-break/>&lt;/html&gt;</text:span><text:line-break/></text:p>
      <text:p text:style-name="P5">Ejercicio 3. ----------------------------------------------------------------------------</text:p>
      <text:p text:style-name="P6"/>
      <text:p text:style-name="P3">&lt;!DOCTYPE html&gt;</text:p>
      <text:p text:style-name="P3"><text:soft-page-break/>&lt;html&gt;</text:p>
      <text:p text:style-name="P3">&lt;head&gt;</text:p>
      <text:p text:style-name="P3">  &lt;title&gt;Contar letras 'a' y 'A'&lt;/title&gt;</text:p>
      <text:p text:style-name="P3">&lt;/head&gt;</text:p>
      <text:p text:style-name="P3">&lt;body&gt;</text:p>
      <text:p text:style-name="P3"/>
      <text:p text:style-name="P3">    &lt;script&gt;</text:p>
      <text:p text:style-name="P3">    // Pedimos al usuario que introduzca una cadena de texto</text:p>
      <text:p text:style-name="P3">    var texto = window.prompt("Introduce una cadena de texto:");</text:p>
      <text:p text:style-name="P3"/>
      <text:p text:style-name="P3">    // Inicializamos el contador</text:p>
      <text:p text:style-name="P3">    var contador = 0;</text:p>
      <text:p text:style-name="P3"/>
      <text:p text:style-name="P3">    // Recorremos todos los caracteres del texto</text:p>
      <text:p text:style-name="P3">    for (var i = 0; i &lt; texto.length; i++) {</text:p>
      <text:p text:style-name="P3">        var caracter = texto.charAt(i);</text:p>
      <text:p text:style-name="P3">        </text:p>
      <text:p text:style-name="P3">        // Contamos tanto 'a' como 'A'</text:p>
      <text:p text:style-name="P3">        if (caracter === 'a' || caracter === 'A') {</text:p>
      <text:p text:style-name="P3">        contador++;</text:p>
      <text:p text:style-name="P3">        }</text:p>
      <text:p text:style-name="P3">    }</text:p>
      <text:p text:style-name="P3"/>
      <text:p text:style-name="P3">    // Mostramos el resultado en una ventana emergente</text:p>
      <text:p text:style-name="P3">    window.alert("La cadena contiene " + contador + " letras 'a' o 'A'.");</text:p>
      <text:p text:style-name="P3">    &lt;/script&gt;</text:p>
      <text:p text:style-name="P3"/>
      <text:p text:style-name="P3">&lt;/body&gt;</text:p>
      <text:p text:style-name="P3">&lt;/html&gt;</text:p>
      <text:p text:style-name="P3"/>
      <text:p text:style-name="P7">Ejercicio 4. <text:span text:style-name="T2">----------------------------------------------------------------------------</text:span></text:p>
      <text:p text:style-name="P8"/>
      <text:p text:style-name="P8">&lt;!DOCTYPE html&gt;</text:p>
      <text:p text:style-name="P8">&lt;html&gt;</text:p>
      <text:p text:style-name="P8">&lt;head&gt;</text:p>
      <text:p text:style-name="P8"><text:s text:c="2"/>&lt;title&gt;Cambiar color de fondo&lt;/title&gt;</text:p>
      <text:p text:style-name="P8">&lt;/head&gt;</text:p>
      <text:p text:style-name="P8">&lt;body&gt;</text:p>
      <text:p text:style-name="P8"/>
      <text:p text:style-name="P8"><text:s text:c="4"/>&lt;script&gt;</text:p>
      <text:p text:style-name="P8"><text:s text:c="4"/>// Pedimos al usuario qué color de fondo prefiere</text:p>
      <text:p text:style-name="P8"><text:s text:c="4"/>var opcion = window.prompt("¿Qué color de fondo prefieres? (R = rojo, V = verde, A = azul)");</text:p>
      <text:p text:style-name="P8"/>
      <text:p text:style-name="P8"><text:s text:c="4"/>// Convertimos la respuesta a mayúsculas por si escribe en minúsculas</text:p>
      <text:p text:style-name="P8"><text:s text:c="4"/>opcion = opcion.toUpperCase();</text:p>
      <text:p text:style-name="P8"/>
      <text:p text:style-name="P8"><text:s text:c="4"/>// Cambiamos el color de fondo según la opción elegida</text:p>
      <text:p text:style-name="P8"><text:s text:c="4"/>if (opcion === "R") {</text:p>
      <text:p text:style-name="P8"><text:s text:c="8"/>document.body.style.backgroundColor = "#FF0000"; // rojo</text:p>
      <text:p text:style-name="P8"><text:soft-page-break/><text:s text:c="4"/>} else if (opcion === "V") {</text:p>
      <text:p text:style-name="P8"><text:s text:c="8"/>document.body.style.backgroundColor = "#00FF00"; // verde</text:p>
      <text:p text:style-name="P8"><text:s text:c="4"/>} else if (opcion === "A") {</text:p>
      <text:p text:style-name="P8"><text:s text:c="8"/>document.body.style.backgroundColor = "#0000FF"; // azul</text:p>
      <text:p text:style-name="P8"><text:s text:c="4"/>} else {</text:p>
      <text:p text:style-name="P8"><text:s text:c="8"/>// Si elige otra cosa, color gris por defecto</text:p>
      <text:p text:style-name="P8"><text:s text:c="8"/>document.body.style.backgroundColor = "#CCCCCC";</text:p>
      <text:p text:style-name="P8"><text:s text:c="8"/>window.alert("Opción no válida.");</text:p>
      <text:p text:style-name="P8"><text:s text:c="4"/>}</text:p>
      <text:p text:style-name="P8"><text:s text:c="4"/>&lt;/script&gt;</text:p>
      <text:p text:style-name="P8"/>
      <text:p text:style-name="P8">&lt;/body&gt;</text:p>
      <text:p text:style-name="P8">&lt;/html&gt;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14:45:14.592739900</meta:creation-date>
    <dc:date>2025-10-10T14:59:58.660743100</dc:date>
    <meta:editing-duration>PT4M29S</meta:editing-duration>
    <meta:editing-cycles>1</meta:editing-cycles>
    <meta:document-statistic meta:table-count="0" meta:image-count="0" meta:object-count="0" meta:page-count="3" meta:paragraph-count="71" meta:word-count="343" meta:character-count="2749" meta:non-whitespace-character-count="2220"/>
    <meta:generator>LibreOffice/25.8.1.1$Windows_X86_64 LibreOffice_project/54047653041915e595ad4e45cccea684809c77b5</meta:generator>
  </office:meta>
</office:document-meta>
</file>